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text-underline-style="solid" style:text-underline-width="auto" style:text-underline-color="font-color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Segoe UI Semibold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765</text:span></text:p>
            <text:p text:style-name="P1"><text:span text:style-name="T2">“</text:span><text:span text:style-name="T2">God Moves in a Mysterious 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1. </text:span><text:span text:style-name="T4">God moves in a mysterious way</text:span></text:p>
            <text:p text:style-name="P1"><text:span text:style-name="T4">His wonders to perform;</text:span></text:p>
            <text:p text:style-name="P1"><text:span text:style-name="T4">He plants His footsteps in the sea</text:span></text:p>
            <text:p text:style-name="P1"><text:span text:style-name="T4">And rides upon the sto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2. </text:span><text:span text:style-name="T4">Judge not the Lord by feeble sense,</text:span></text:p>
            <text:p text:style-name="P1"><text:span text:style-name="T4">But trust Him for His grace;</text:span></text:p>
            <text:p text:style-name="P1"><text:span text:style-name="T4">Behind a frowning providence</text:span></text:p>
            <text:p text:style-name="P1"><text:span text:style-name="T4">Faith sees a smiling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3. </text:span><text:span text:style-name="T4">His purposes will ripen fast,</text:span></text:p>
            <text:p text:style-name="P1"><text:span text:style-name="T4">Unfolding every hour;</text:span></text:p>
            <text:p text:style-name="P1"><text:span text:style-name="T4">The bud may have a bitter taste,</text:span></text:p>
            <text:p text:style-name="P1"><text:span text:style-name="T4">But sweet will be the fl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4. </text:span><text:span text:style-name="T4">Blind unbelief is sure to err</text:span></text:p>
            <text:p text:style-name="P1"><text:span text:style-name="T4">And scan His work in vain;</text:span></text:p>
            <text:p text:style-name="P1"><text:span text:style-name="T4">God is His own interpreter,</text:span></text:p>
            <text:p text:style-name="P1"><text:span text:style-name="T4">And He will make it pl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4" draw:layer="layout" svg:width="24.384cm" svg:height="11.331cm" svg:x="1.778cm" svg:y="0.762cm">
          <draw:text-box>
            <text:p text:style-name="P1"><text:span text:style-name="T3">5. </text:span><text:span text:style-name="T4">You fearful saints, fresh courage take;</text:span></text:p>
            <text:p text:style-name="P1"><text:span text:style-name="T4">The clouds you so much dread</text:span></text:p>
            <text:p text:style-name="P1"><text:span text:style-name="T4">Are big with mercy and will break</text:span></text:p>
            <text:p text:style-name="P1"><text:span text:style-name="T4">In blessings on your head.</text:span></text:p>
            <text:p text:style-name="P1"><text:span text:style-name="T4"/></text:p>
            <text:p text:style-name="P1"><text:span text:style-name="T4"/></text:p>
            <text:p text:style-name="P5"><text:span text:style-name="T5"><text:s text:c="15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1:16:41.944000000</meta:creation-date>
    <dc:title>1030 worship</dc:title>
    <meta:editing-duration>PT2M36S</meta:editing-duration>
    <meta:editing-cycles>7</meta:editing-cycles>
    <meta:generator>LibreOffice/6.0.5.2$Windows_X86_64 LibreOffice_project/54c8cbb85f300ac59db32fe8a675ff7683cd5a16</meta:generator>
    <dc:date>2018-07-25T21:42:56.270000000</dc:date>
    <meta:document-statistic meta:object-count="39"/>
  </office:meta>
</office:document-meta>
</file>